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loext:opacity="100%" style:font-name="inherit" fo:font-size="15pt" fo:letter-spacing="normal" fo:language="ru" fo:country="RU" fo:font-style="normal" fo:font-weight="normal" style:font-size-asian="15pt" style:font-size-complex="15pt"/>
    </style:style>
    <style:style style:name="P2" style:family="paragraph" style:parent-style-name="Preformatted_20_Text">
      <loext:graphic-properties draw:fill="solid" draw:fill-color="#f8f9fa" draw:opacity="100%"/>
      <style:paragraph-properties fo:margin-top="0in" fo:margin-bottom="0in" style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loext:opacity="100%" style:font-name="inherit" fo:font-size="15pt" fo:letter-spacing="normal" fo:language="ru" fo:country="RU" fo:font-style="normal" fo:font-weight="normal" style:font-size-asian="15pt" style:font-size-complex="15pt"/>
    </style:style>
    <style:style style:name="P3" style:family="paragraph" style:parent-style-name="Preformatted_20_Text">
      <loext:graphic-properties draw:fill="solid" draw:fill-color="#f8f9fa" draw:opacity="100%"/>
      <style:paragraph-properties fo:margin-top="0in" fo:margin-bottom="0in" style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loext:opacity="100%" style:font-name="inherit" fo:font-size="15pt" fo:letter-spacing="normal" fo:language="ru" fo:country="RU" fo:font-style="normal" fo:font-weight="bold" style:font-size-asian="15pt" style:font-weight-asian="bold" style:font-size-complex="15pt" style:font-weight-complex="bold"/>
    </style:style>
    <style:style style:name="P4" style:family="paragraph" style:parent-style-name="Preformatted_20_Text">
      <loext:graphic-properties draw:fill="solid" draw:fill-color="#f8f9fa" draw:opacity="100%"/>
      <style:paragraph-properties fo:margin-top="0in" fo:margin-bottom="0in" style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w-target-text"/>Задание на внешний тест</text:p>
      <text:p text:style-name="P4"/>
      <text:p text:style-name="P3">1. Техническая часть</text:p>
      <text:p text:style-name="P4"/>
      <text:p text:style-name="P2">Напишите краткий обзор API SendGrid</text:p>
      <text:p text:style-name="P2">https://rapidapi.com/sendgrid/api/sendgrid</text:p>
      <text:p text:style-name="P2">Кроме того, предоставьте представление о простом примере приложения, использующего этот API (может сочетаться с другими API, использовать любые языки программирования и т. Д.). Только идея - вам не нужно ее реализовывать, но должно быть что-то, что вы можете реализовать.</text:p>
      <text:p text:style-name="P4"/>
      <text:p text:style-name="P2">Аудитория: разработчики программного обеспечения.</text:p>
      <text:p text:style-name="P2">Цель: познакомить с API и показать его возможности.</text:p>
      <text:p text:style-name="P2">Количество слов: не более 500.</text:p>
      <text:p text:style-name="P4"/>
      <text:p text:style-name="P2">Примеры полных сообщений в блогах вы можете найти здесь - https://blog.rapidapi.com/category/tutorial/</text:p>
      <text:p text:style-name="P4"/>
      <text:p text:style-name="P3">Практические результаты</text:p>
      <text:p text:style-name="P2">Документ Google (разрешение на совместное использование установлено "любой, у кого есть ссылка, может редактировать") и ваше время.</text:p>
      <text:p text:style-name="P3">2. Часть разметки</text:p>
      <text:p text:style-name="P2">Вступление</text:p>
      <text:p text:style-name="P2"><text:soft-page-break/>Необходимо создать HTML-макет для одной страницы на ваш выбор из списка.</text:p>
      <text:p text:style-name="P4"/>
      <text:p text:style-name="P3">Требования</text:p>
      <text:p text:style-name="P2">Используйте Flexbox</text:p>
      <text:p text:style-name="P2">Пиксель идеально подходит для окна размером 1440 пикселей</text:p>
      <text:p text:style-name="P2">Сделал адаптивный макет для Chrome и Firefox (только для последней версии). Разметка HTML должна выглядеть хорошо (без сбоев и плохого стиля) для окон размером от 300 до 1900 пикселей.</text:p>
      <text:p text:style-name="P4"/>
      <text:p text:style-name="P4">https://www.figma.com/file/5cPVeInZjF2oqdDJIE3IJl/AW-Markup-TA</text:p>
      <text:p text:style-name="P4"/>
      <text:p text:style-name="P2">Отправить обратно в результате работы</text:p>
      <text:p text:style-name="P2">Скриншот.</text:p>
      <text:p text:style-name="P2">Код проекта (в zip-архиве).</text:p>
      <text:p text:style-name="P2">Присылайте результаты на электронный адрес hr@activewizards.com с темой: HTML-разработчик - Результаты тестового задания на вакансию - 2021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8T13:52:20.922000000</dc:date>
    <meta:editing-duration>PT3M8S</meta:editing-duration>
    <meta:editing-cycles>1</meta:editing-cycles>
    <meta:document-statistic meta:table-count="0" meta:image-count="0" meta:object-count="0" meta:page-count="2" meta:paragraph-count="23" meta:word-count="182" meta:character-count="1421" meta:non-whitespace-character-count="1262"/>
    <meta:generator>LibreOffice/7.1.5.2$Windows_x86 LibreOffice_project/85f04e9f809797b8199d13c421bd8a2b025d52b5</meta:generator>
  </office:meta>
</office:document-meta>
</file>